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984" calcext:value-type="float">
            <text:p>116.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032" calcext:value-type="float">
            <text:p>116.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552" calcext:value-type="float">
            <text:p>116.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05</text:p>
          </table:table-cell>
          <table:table-cell office:value-type="string" calcext:value-type="string">
            <text:p>TWDB:0648205</text:p>
          </table:table-cell>
          <table:table-cell office:value-type="string" calcext:value-type="string">
            <text:p>196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